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style>
    <style:style style:name="T2" style:parent-style-name="FootnoteReference" style:family="text">
      <style:text-properties fo:font-weight="normal" style:font-weight-asian="normal" style:font-weight-complex="normal"/>
    </style:style>
    <style:style style:name="P3" style:parent-style-name="Textbody" style:family="paragraph">
      <style:text-properties style:font-name="Liberation Sans"/>
    </style:style>
    <style:style style:name="P4" style:parent-style-name="Textbody" style:family="paragraph">
      <style:text-properties style:font-name="Liberation Sans"/>
    </style:style>
    <style:style style:name="T5" style:parent-style-name="DefaultParagraphFont" style:family="text">
      <style:text-properties style:font-name="Liberation Sans"/>
    </style:style>
    <style:style style:name="T6" style:parent-style-name="DefaultParagraphFont" style:family="text">
      <style:text-properties style:font-name="Liberation Sans" fo:font-style="italic" style:font-style-asian="italic" style:font-style-complex="italic"/>
    </style:style>
    <style:style style:name="T7" style:parent-style-name="DefaultParagraphFont" style:family="text">
      <style:text-properties style:font-name="Liberation Sans"/>
    </style:style>
    <style:style style:name="T8" style:parent-style-name="DefaultParagraphFont" style:family="text">
      <style:text-properties style:font-name="Liberation Sans"/>
    </style:style>
    <style:style style:name="T9" style:parent-style-name="DefaultParagraphFont" style:family="text">
      <style:text-properties style:font-name="Liberation Sans" fo:font-style="italic" style:font-style-asian="italic" style:font-style-complex="italic"/>
    </style:style>
    <style:style style:name="T10" style:parent-style-name="DefaultParagraphFont" style:family="text">
      <style:text-properties style:font-name="Liberation Sans"/>
    </style:style>
    <style:style style:name="P11" style:parent-style-name="Textbody" style:family="paragraph">
      <style:text-properties style:font-name="Liberation Sans"/>
    </style:style>
  </office:automatic-styles>
  <office:body>
    <office:text text:use-soft-page-breaks="true">
      <text:p text:style-name="P1">Introduction to CAP Technologies Linux tests<text:span text:style-name="T2"><text:note text:note-class="footnote" text:id="_ftn0"><text:note-citation>1</text:note-citation><text:note-body><text:p text:style-name="Footnote">This is meant to go with the CAP Technologies intro to Linux tests podcast. If you haven’t, go listen to it!</text:p><text:p text:style-name="Footnote"><text:tab/><text:tab/><text:tab/><text:tab/>CAP Technologies © 2026, all rights reserved.</text:p><text:p text:style-name="Normal"/></text:note-body></text:note></text:span></text:p>
      <text:p text:style-name="Subtitle">If you don’t like<text:s/>podcasts, want specs, or just enjoy reading, skim this instead!</text:p>
      <text:p text:style-name="P3">Linux is now a viable alternative. Windows 10 is dead, AI is everywhere, and telemetry is impossible to avoid. This article is going to be an intro to our following articles and podcasts, so check them out! Linux is now a good alternative to Windows or MacOS. Distros that look like them both are now here. It’s also used by 5% of all people on a computer, so it’s growing. A big part of this is because of single board computers, like Raspberry Pi. Things like that are easy to use (look at the Pi 500!) and are<text:s/>getting more and more powerful. As it has a large amount of RAM (the 500 has 1-16GB!) it can do more. This is also, though, because Windows 10 is out of support, and Linux can run on machines that Windows 11 can’t.</text:p>
      <text:p text:style-name="P4">Encouraging someone to switch to Linux used to mean admitting that, yeah, you might suffer some loss. This is no longer the case. So many things have been tweaked run on Linux or in the cloud, so you’d be okay.</text:p>
      <text:p text:style-name="Textbody"><text:span text:style-name="T5">In our tests (more later!) we used a laptop (a Dell Inspiron 3593). It used to run Windows 10. It couldn’t upgrade, and had pretty conservative specs. It had 8GB RAM, a Intel Core i7 chip (x8) and used Intel Iris Plus Graphics. It was</text:span><text:span text:style-name="T6"><text:s/>not</text:span><text:span text:style-name="T7"><text:s/>fast. That’s the sort of thing that Linux switchers might use.</text:span></text:p>
      <text:p text:style-name="Textbody"><text:span text:style-name="T8">I would encourage you to switch to Linux. There’s at<text:s/></text:span><text:span text:style-name="T9">lot<text:s/></text:span><text:span text:style-name="T10">of support online, and that’s contributed to by lots of people, so if you do have issues, you should be okay. Hopefully our coming reviews will convince you, or even just make you give it a try!</text:span></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aleb Pol</dc:creator>
    <meta:creation-date>2026-01-16T14:14:00Z</meta:creation-date>
    <dc:date>2026-01-19T07:42:00Z</dc:date>
    <meta:print-date>2026-01-19T07:41:00Z</meta:print-date>
    <meta:template xlink:href="Normal" xlink:type="simple"/>
    <meta:editing-cycles>7</meta:editing-cycles>
    <meta:editing-duration>PT16500S</meta:editing-duration>
    <meta:document-statistic meta:page-count="1" meta:paragraph-count="3" meta:word-count="242" meta:character-count="1619" meta:row-count="11" meta:non-whitespace-character-count="1380"/>
  </office:meta>
</office:document-meta>
</file>